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Table_20_Contents">
      <style:paragraph-properties fo:text-align="justify" style:justify-single-word="false"/>
      <style:text-properties style:font-size-asian="10pt" style:font-size-complex="10pt"/>
    </style:style>
    <style:style style:name="P35" style:family="paragraph" style:parent-style-name="Footnote">
      <style:paragraph-properties fo:text-align="end" style:justify-single-word="false"/>
    </style:style>
    <style:style style:name="P36" style:family="paragraph" style:parent-style-name="Standard">
      <style:paragraph-properties fo:text-align="center" style:justify-single-word="false"/>
    </style:style>
    <style:style style:name="P37" style:family="paragraph" style:parent-style-name="Standard">
      <style:paragraph-properties fo:text-align="end" style:justify-single-word="false"/>
      <style:text-properties style:font-name="Arial"/>
    </style:style>
    <style:style style:name="P3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Arial"/>
    </style:style>
    <style:style style:name="P40" style:family="paragraph" style:parent-style-name="Standard">
      <style:text-properties fo:language="ca" fo:country="ES" style:language-asian="zxx" style:country-asian="none" style:language-complex="zxx" style:country-complex="none"/>
    </style:style>
    <style:style style:name="P41"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5" style:family="paragraph" style:parent-style-name="Standard">
      <style:text-properties fo:language="ca" fo:country="ES" fo:background-color="transparent" style:language-asian="zxx" style:country-asian="none" style:language-complex="zxx" style:country-complex="none"/>
    </style:style>
    <style:style style:name="P46"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7" style:family="paragraph" style:parent-style-name="Standard">
      <style:text-properties fo:language="ca" fo:country="ES" fo:background-color="#ffff00" style:language-asian="zxx" style:country-asian="none" style:language-complex="zxx" style:country-complex="none"/>
    </style:style>
    <style:style style:name="P48"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9"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0"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4" style:family="paragraph" style:parent-style-name="Standard">
      <style:text-properties style:font-name="Courier New" fo:language="ca" fo:country="ES" style:language-asian="zxx" style:country-asian="none" style:language-complex="zxx" style:country-complex="none"/>
    </style:style>
    <style:style style:name="P55" style:family="paragraph" style:parent-style-name="Standard">
      <style:paragraph-properties>
        <style:tab-stops>
          <style:tab-stop style:position="-0.476cm"/>
        </style:tab-stops>
      </style:paragraph-properties>
    </style:style>
    <style:style style:name="P56" style:family="paragraph" style:parent-style-name="Standard">
      <style:text-properties fo:language="zxx" fo:country="none" style:language-asian="zxx" style:country-asian="none" style:language-complex="zxx" style:country-complex="none"/>
    </style:style>
    <style:style style:name="P57"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ext-properties fo:font-size="12pt" fo:language="en" fo:country="US" style:font-size-asian="12pt" style:font-size-complex="12pt"/>
    </style:style>
    <style:style style:name="P61" style:family="paragraph" style:parent-style-name="Standard">
      <style:paragraph-properties fo:text-align="end" style:justify-single-word="false"/>
    </style:style>
    <style:style style:name="P62"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3" style:family="paragraph" style:parent-style-name="Standard">
      <style:text-properties fo:font-size="10pt" style:font-size-asian="10pt" style:font-size-complex="10pt"/>
    </style:style>
    <style:style style:name="P6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7" style:family="paragraph" style:parent-style-name="Text_20_body">
      <style:paragraph-properties fo:break-before="page"/>
    </style:style>
    <style:style style:name="P6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9" style:family="paragraph" style:parent-style-name="Standard">
      <style:paragraph-properties fo:margin-left="1.27cm" fo:margin-right="0cm" fo:text-align="justify" style:justify-single-word="false" fo:text-indent="0cm" style:auto-text-indent="false"/>
    </style:style>
    <style:style style:name="P70" style:family="paragraph" style:parent-style-name="Standard">
      <style:paragraph-properties fo:margin-left="2.469cm" fo:margin-right="-0.018cm" fo:text-indent="0cm" style:auto-text-indent="false">
        <style:tab-stops>
          <style:tab-stop style:position="-0.476cm"/>
        </style:tab-stops>
      </style:paragraph-properties>
    </style:style>
    <style:style style:name="P71" style:family="paragraph" style:parent-style-name="Text_20_body">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Text_20_body">
      <style:text-properties fo:language="ca" fo:country="ES" fo:background-color="transparent" style:language-asian="zxx" style:country-asian="none" style:language-complex="zxx" style:country-complex="none"/>
    </style:style>
    <style:style style:name="P74" style:family="paragraph" style:parent-style-name="Text_20_body">
      <style:text-properties fo:language="ca" fo:country="ES" fo:background-color="#ffff00" style:language-asian="zxx" style:country-asian="none" style:language-complex="zxx" style:country-complex="none"/>
    </style:style>
    <style:style style:name="P75" style:family="paragraph" style:parent-style-name="Text_20_body">
      <style:text-properties fo:language="zxx" fo:country="none" style:language-asian="zxx" style:country-asian="none" style:language-complex="zxx" style:country-complex="none"/>
    </style:style>
    <style:style style:name="P7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7" style:family="paragraph" style:parent-style-name="Text_20_body">
      <style:text-properties style:font-name="Arial" fo:language="ca" fo:country="ES" style:language-asian="zxx" style:country-asian="none" style:language-complex="zxx" style:country-complex="none"/>
    </style:style>
    <style:style style:name="P78"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7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0"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1" style:family="paragraph" style:parent-style-name="Text_20_body">
      <style:paragraph-properties fo:text-align="justify" style:justify-single-word="false"/>
      <style:text-properties fo:color="#000000" style:font-name="Courier New"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2"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3"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5"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6" style:family="paragraph" style:parent-style-name="Standard">
      <style:paragraph-properties fo:margin-left="0.617cm" fo:margin-right="-0.018cm" fo:text-indent="-0.635cm" style:auto-text-indent="false">
        <style:tab-stops/>
      </style:paragraph-properties>
    </style:style>
    <style:style style:name="P87"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88"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8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0"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2"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93"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9"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0" style:family="paragraph" style:parent-style-name="Text_20_body">
      <style:paragraph-properties fo:margin-top="0cm" fo:margin-bottom="0.212cm" fo:text-align="justify" style:justify-single-word="false" style:text-autospace="none"/>
      <style:text-properties fo:language="ca" fo:country="ES"/>
    </style:style>
    <style:style style:name="P101"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02"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0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05" style:family="paragraph" style:parent-style-name="Text_20_body">
      <style:paragraph-properties fo:margin-top="0cm" fo:margin-bottom="0cm" fo:text-align="justify" style:justify-single-word="false"/>
      <style:text-properties style:font-name="Courier New" fo:font-size="10pt" style:font-size-asian="10pt" style:font-size-complex="10pt"/>
    </style:style>
    <style:style style:name="P106" style:family="paragraph" style:parent-style-name="Quotations">
      <style:paragraph-properties fo:margin-top="0cm" fo:margin-bottom="0cm"/>
      <style:text-properties style:font-name="Courier New" fo:font-size="9pt" style:font-size-asian="9pt" style:font-size-complex="9pt"/>
    </style:style>
    <style:style style:name="P107" style:family="paragraph" style:parent-style-name="Quotations">
      <style:text-properties style:font-name="Courier New" fo:font-size="9pt" style:font-size-asian="9pt" style:font-size-complex="9pt"/>
    </style:style>
    <style:style style:name="P108"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9" style:family="paragraph" style:parent-style-name="Standard" style:master-page-name="First_20_Page">
      <style:paragraph-properties fo:text-align="end" style:justify-single-word="false" style:page-number="auto"/>
      <style:text-properties style:font-name="Arial"/>
    </style:style>
    <style:style style:name="P11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Standard" style:list-style-name="L15">
      <style:paragraph-properties fo:text-align="justify" style:justify-single-word="false"/>
      <style:text-properties fo:language="ca" fo:country="ES" style:language-asian="zxx" style:country-asian="none" style:language-complex="zxx" style:country-complex="none"/>
    </style:style>
    <style:style style:name="P112" style:family="paragraph" style:parent-style-name="Standard" style:list-style-name="L4">
      <style:text-properties fo:language="ca" fo:country="ES" style:language-asian="zxx" style:country-asian="none" style:language-complex="zxx" style:country-complex="none"/>
    </style:style>
    <style:style style:name="P113" style:family="paragraph" style:parent-style-name="Standard" style:list-style-name="L10">
      <style:text-properties fo:language="ca" fo:country="ES" style:language-asian="zxx" style:country-asian="none" style:language-complex="zxx" style:country-complex="none"/>
    </style:style>
    <style:style style:name="P114" style:family="paragraph" style:parent-style-name="Standard" style:list-style-name="L12">
      <style:text-properties fo:language="ca" fo:country="ES" style:language-asian="zxx" style:country-asian="none" style:language-complex="zxx" style:country-complex="none"/>
    </style:style>
    <style:style style:name="P11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6" style:family="paragraph" style:parent-style-name="Standard" style:list-style-name="L14">
      <style:text-properties fo:language="ca" fo:country="ES" style:language-asian="zxx" style:country-asian="none" style:language-complex="zxx" style:country-complex="none"/>
    </style:style>
    <style:style style:name="P11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19" style:family="paragraph" style:parent-style-name="Heading_20_2">
      <style:text-properties fo:language="ca" fo:country="ES" style:language-asian="zxx" style:country-asian="none" style:language-complex="zxx" style:country-complex="none"/>
    </style:style>
    <style:style style:name="P120" style:family="paragraph" style:parent-style-name="Heading_20_2">
      <style:text-properties fo:font-style="normal" fo:font-weight="bold" style:font-style-asian="normal" style:font-weight-asian="bold" style:font-style-complex="normal" style:font-weight-complex="bold"/>
    </style:style>
    <style:style style:name="P121" style:family="paragraph" style:parent-style-name="Table_20_Contents" style:list-style-name="L5"/>
    <style:style style:name="P122" style:family="paragraph" style:parent-style-name="Table_20_Contents" style:list-style-name="L6"/>
    <style:style style:name="P123" style:family="paragraph" style:parent-style-name="Table_20_Contents" style:list-style-name="L7"/>
    <style:style style:name="P124" style:family="paragraph" style:parent-style-name="Table_20_Contents" style:list-style-name="L9"/>
    <style:style style:name="P125" style:family="paragraph" style:parent-style-name="Table_20_Contents" style:list-style-name="L11"/>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Contents_20_4">
      <style:paragraph-properties>
        <style:tab-stops>
          <style:tab-stop style:position="15.503cm" style:type="right" style:leader-style="dotted" style:leader-text="."/>
        </style:tab-stops>
      </style:paragraph-properties>
    </style:style>
    <style:style style:name="P13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31" style:family="paragraph" style:parent-style-name="Heading_20_3">
      <style:text-properties fo:language="ca" fo:country="ES" fo:background-color="transparent" style:language-asian="zxx" style:country-asian="none" style:language-complex="zxx" style:country-complex="none"/>
    </style:style>
    <style:style style:name="P132" style:family="paragraph" style:parent-style-name="Heading_20_3">
      <style:text-properties fo:language="ca" fo:country="ES" style:language-asian="zxx" style:country-asian="none" style:language-complex="zxx" style:country-complex="none"/>
    </style:style>
    <style:style style:name="P133" style:family="paragraph" style:parent-style-name="Heading_20_3">
      <style:text-properties fo:font-weight="bold" style:font-weight-asian="bold" style:font-weight-complex="bold"/>
    </style:style>
    <style:style style:name="P134" style:family="paragraph" style:parent-style-name="Heading_20_4">
      <style:text-properties fo:language="ca" fo:country="ES" style:language-asian="zxx" style:country-asian="none" style:language-complex="zxx" style:country-complex="none"/>
    </style:style>
    <style:style style:name="P13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6" style:family="paragraph" style:parent-style-name="Text_20_body" style:list-style-name="L8">
      <style:text-properties fo:language="ca" fo:country="ES" style:language-asian="zxx" style:country-asian="none" style:language-complex="zxx" style:country-complex="none"/>
    </style:style>
    <style:style style:name="P137" style:family="paragraph" style:parent-style-name="Text_20_body" style:list-style-name="L13"/>
    <style:style style:name="P138"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9"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language="zxx" fo:country="none" fo:font-weight="normal" style:font-weight-asian="normal" style:font-weight-complex="normal"/>
    </style:style>
    <style:style style:name="T9" style:family="text">
      <style:text-properties style:font-name="Courier New" fo:language="ca" fo:country="ES" style:language-asian="zxx" style:country-asian="none" style:language-complex="zxx" style:country-complex="none"/>
    </style:style>
    <style:style style:name="T10"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1"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2" style:family="text">
      <style:text-properties style:font-name="Courier New" fo:font-size="12pt" style:font-name-asian="Courier New" style:font-size-asian="12pt" style:font-name-complex="Courier New" style:font-size-complex="12pt"/>
    </style:style>
    <style:style style:name="T13" style:family="text">
      <style:text-properties fo:language="zxx" fo:country="none"/>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background-color="transparent"/>
    </style:style>
    <style:style style:name="T16" style:family="text">
      <style:text-properties fo:font-weight="bold" style:font-weight-asian="bold" style:font-weight-complex="bold"/>
    </style:style>
    <style:style style:name="T17" style:family="text">
      <style:text-properties style:font-name="Times New Roman" fo:language="ca" fo:country="ES" style:language-asian="zxx" style:country-asian="none" style:language-complex="zxx" style:country-complex="none"/>
    </style:style>
    <style:style style:name="T18" style:family="text">
      <style:text-properties fo:background-color="#ffff00"/>
    </style:style>
    <style:style style:name="T19" style:family="text">
      <style:text-properties style:font-name="Arial1" fo:font-size="11pt" fo:background-color="transparent"/>
    </style:style>
    <style:style style:name="T20" style:family="text">
      <style:text-properties style:font-name="Arial1" fo:font-size="11pt" fo:language="zxx" fo:country="none" fo:background-color="transparent" style:language-asian="zxx" style:country-asian="none" style:language-complex="zxx" style:country-complex="none"/>
    </style:style>
    <style:style style:name="T21" style:family="text">
      <style:text-properties style:font-name="Arial" fo:language="ca" fo:country="ES" style:language-asian="zxx" style:country-asian="none" style:language-complex="zxx" style:country-complex="none"/>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weight="normal" style:font-weight-asian="normal" style:font-weight-complex="normal"/>
    </style:style>
    <style:style style:name="T25" style:family="text">
      <style:text-properties fo:background-color="transparent"/>
    </style:style>
    <style:style style:name="T26"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27" style:family="text">
      <style:text-properties fo:color="#000000" style:font-name="Courier New" fo:font-size="12pt" fo:language="ca" fo:country="ES" fo:font-style="italic" fo:font-weight="normal" fo:background-color="transparent" style:font-name-asian="Courier New" style:font-size-asian="12pt" style:language-asian="zxx" style:country-asian="none" style:font-style-asian="italic" style:font-weight-asian="normal" style:font-name-complex="Courier New" style:font-size-complex="12pt" style:language-complex="zxx" style:country-complex="none" style:font-style-complex="italic"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37"/>
      <text:p text:style-name="P37"/>
      <text:p text:style-name="P37"/>
      <text:p text:style-name="P37"/>
      <text:p text:style-name="P37"/>
      <text:p text:style-name="P37"/>
      <text:p text:style-name="P37"/>
      <text:p text:style-name="P37"/>
      <text:p text:style-name="P39"><draw:frame draw:style-name="fr2" draw:name="gráficos2" text:anchor-type="paragraph" svg:width="6.391cm" svg:height="3.346cm" draw:z-index="68"><draw:image xlink:href="Pictures/10000201000000E90000007A22269BDC.png" xlink:type="simple" xlink:show="embed" xlink:actuate="onLoad"/></draw:frame></text:p>
      <text:p text:style-name="P37"/>
      <text:p text:style-name="P37"/>
      <text:p text:style-name="Title">Instal·lació de PortaFIB</text:p>
      <text:p text:style-name="Subtitle">Guia Ràpida d'Instal·lació de PortaFIB</text:p>
      <text:p text:style-name="P38"/>
      <text:p text:style-name="P38"/>
      <text:p text:style-name="P38"/>
      <text:p text:style-name="P38"/>
      <text:p text:style-name="P38"/>
      <text:p text:style-name="P38"/>
      <text:p text:style-name="P38"/>
      <text:p text:style-name="P38"/>
      <text:p text:style-name="P38"/>
      <text:p text:style-name="P38"/>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70"><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9"><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5"/>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6"/>
      <text:p text:style-name="P38"/>
      <text:p text:style-name="P6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6">1.-Introducció<text:tab/>5</text:p>
          <text:p text:style-name="P126">2.-Configurar JBOSS<text:tab/>5</text:p>
          <text:p text:style-name="P127">2.1.-Instal·lació de JBoss<text:tab/>5</text:p>
          <text:p text:style-name="P127">2.2.-Configurar Servidor JBoss<text:tab/>6</text:p>
          <text:p text:style-name="P128">2.2.1.-Directori de PortaFIB<text:tab/>6</text:p>
          <text:p text:style-name="P128">2.2.2.-Port Segur HTTPS<text:tab/>7</text:p>
          <text:p text:style-name="P128">2.2.3.-Publicar Ports a peticions externes<text:tab/>8</text:p>
          <text:p text:style-name="P128">2.2.4.-Requeriments de memòria<text:tab/>8</text:p>
          <text:p text:style-name="P128">2.2.5.-Permetre consultes sobre múltiples Datasources<text:tab/>8</text:p>
          <text:p text:style-name="P128">2.2.6.-Autenticador WSBASIC<text:tab/>8</text:p>
          <text:p text:style-name="P127">2.3.-Fitxers de Configuració<text:tab/>9</text:p>
          <text:p text:style-name="P128">2.3.1.-Fitxer JDBC d'accés a BBDD<text:tab/>9</text:p>
          <text:p text:style-name="P129">2.3.1.1.-Oracle<text:tab/>9</text:p>
          <text:p text:style-name="P129">2.3.1.2.-PostgreSQL<text:tab/>9</text:p>
          <text:p text:style-name="P128">2.3.2.-Fitxer de Propietats<text:tab/>9</text:p>
          <text:p text:style-name="P129">2.3.2.1.-Propietats Generals PortaFIB<text:tab/>10</text:p>
          <text:p text:style-name="P129">2.3.2.2.-Plugins<text:tab/>12</text:p>
          <text:p text:style-name="P128">2.3.3.-Configurar Coes<text:tab/>12</text:p>
          <text:p text:style-name="P128">2.3.4.-Configurar Servidor de Correu<text:tab/>13</text:p>
          <text:p text:style-name="P128">2.3.5.-Autenticació i Autorització per Usuaris Persona<text:tab/>13</text:p>
          <text:p text:style-name="P128">2.3.6.-Autenticació i Autorització per Usuaris Aplicació<text:tab/>14</text:p>
          <text:p text:style-name="P127">2.4.-Copia de binaris<text:tab/>15</text:p>
          <text:p text:style-name="P127">2.5.-DataSources<text:tab/>15</text:p>
          <text:p text:style-name="P126">3.-Plugins<text:tab/>16</text:p>
          <text:p text:style-name="P127">3.1.-Plugin de Conversió de Documents<text:tab/>16</text:p>
          <text:p text:style-name="P127">3.2.-Plugin de Certificat<text:tab/>16</text:p>
          <text:p text:style-name="P128">3.2.1.-Plugin Fake<text:tab/>17</text:p>
          <text:p text:style-name="P128">3.2.2.-Plugin @firma CXF<text:tab/>17</text:p>
          <text:p text:style-name="P128">3.2.3.-Plugin @firma<text:tab/>17</text:p>
          <text:p text:style-name="P127">3.3.-Plugin de Informació d'Usuari<text:tab/>18</text:p>
          <text:p text:style-name="P128">3.3.1.-Plugin de UserInformation via DataBase<text:tab/>18</text:p>
          <text:p text:style-name="P128">3.3.2.-Plugin de UserInformation via LDAP<text:tab/>20</text:p>
          <text:p text:style-name="P127">3.4.-Plugin de Custòdia Documental<text:tab/>21</text:p>
          <text:p text:style-name="P128">3.4.1.-Plugin de Custòdia emprant el Sistema de Fitxers<text:tab/>21</text:p>
          <text:p text:style-name="P129">3.4.1.1.-Com instal·lar un servidor de validació pel plugin de custòdia emprant el <text:s/>sistema de fitxers<text:tab/>22</text:p>
          <text:p text:style-name="P128">3.4.2.-Plugin de Custòdia emprant Alfresco<text:tab/>22</text:p>
          <text:p text:style-name="P128">3.4.3.-Plugin de Custòdia emprant Custodia de la CAIB<text:tab/>23</text:p>
          <text:p text:style-name="P126">4.-Gestió de BBDD<text:tab/>24</text:p>
          <text:p text:style-name="P127">4.1.-Crear usuari i BBDD per PortaFIB<text:tab/>24</text:p>
          <text:p text:style-name="P128">4.1.1.-Connectar-se a la BBDD<text:tab/>24</text:p>
          <text:p text:style-name="P128">4.1.2.-Crearem l'usuari portafib:<text:tab/>24</text:p>
          <text:p text:style-name="P128">4.1.3.-Crear la BBDD<text:tab/>24</text:p>
          <text:p text:style-name="P127">4.2.-Crear esquema de taules i inserir dades<text:tab/>24</text:p>
          <text:p text:style-name="P128"><text:soft-page-break/>4.2.1.-Connectar-se al servidor de BBDD amb l'usuari portafib:<text:tab/>25</text:p>
          <text:p text:style-name="P128">4.2.2.-Donam permisos al usuari:<text:tab/>25</text:p>
          <text:p text:style-name="P128">4.2.3.-Importam l'estructura de taules i dades dins la BBDD<text:tab/>25</text:p>
          <text:p text:style-name="P128">4.2.4.-Sortir<text:tab/>26</text:p>
          <text:p text:style-name="P127">4.3.-Crear usuari i BBDD per la gestió d'usuaris PortaFIB.<text:tab/>26</text:p>
          <text:p text:style-name="P126">5.-Annexes<text:tab/>26</text:p>
          <text:p text:style-name="P127">5.1.-ANNEX I: Compilar PortaFIB des de subversion de sourceforge<text:tab/>26</text:p>
          <text:p text:style-name="P128">5.1.1.-SVN CheckOut<text:tab/>26</text:p>
          <text:p text:style-name="P128">5.1.2.-Llibreries sense repositori a Internet<text:tab/>27</text:p>
          <text:p text:style-name="P128">5.1.3.-Firma del jar l'Applet o Applet firmat per defecte<text:tab/>27</text:p>
          <text:p text:style-name="P129">5.1.3.1.-Utilitzar Applet ja Firmat<text:tab/>27</text:p>
          <text:p text:style-name="P129">5.1.3.2.-Compilar i Firmar l'Applet <text:tab/>27</text:p>
          <text:p text:style-name="P128">5.1.4.-Compilació<text:tab/>28</text:p>
          <text:p text:style-name="P127">5.2.-Annex II: Creació de Keystore i Truststore per JBoss<text:tab/>29</text:p>
          <text:p text:style-name="P128">5.2.1.-Introducció<text:tab/>29</text:p>
          <text:p text:style-name="P128">5.2.2.-Afegir certificats a keystore:<text:tab/>30</text:p>
          <text:p text:style-name="P128">5.2.3.-Llistar certificats de keystore<text:tab/>30</text:p>
          <text:p text:style-name="P128">5.2.4.-Configurar Navegadors amb Certificats de Client<text:tab/>30</text:p>
          <text:p text:style-name="P127">5.3.-Annex III Configurar OpenOffice com a servei en Linux<text:tab/>31</text:p>
          <text:p text:style-name="P128">5.3.1.-Instal·lar OpenOffice<text:tab/>31</text:p>
          <text:p text:style-name="P128">5.3.2.-Arrancar OpenOffice com a Servei<text:tab/>31</text:p>
          <text:p text:style-name="P128">5.3.3.-Script per Arrancar OpenOffice com a Servei<text:tab/>32</text:p>
        </text:index-body>
      </text:table-of-content>
      <text:p text:style-name="Text_20_body"/>
      <text:p text:style-name="P67"/>
      <text:p text:style-name="Text_20_body"/>
      <text:p text:style-name="Text_20_body"/>
      <text:p text:style-name="Text_20_body"/>
      <text:h text:style-name="Heading_20_1" text:outline-level="1">Introducció</text:h>
      <text:p text:style-name="P40"/>
      <text:p text:style-name="P40"/>
      <text:p text:style-name="P43"><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597026067370688188" text:style-name="L1">
        <text:list-item>
          <text:p text:style-name="P110">Com a SO emprarem un Linux (Ubuntu) i les comandes que es mostren són per aquest sistema, encara que són fàcilment exportable a altres SO com Windows.</text:p>
        </text:list-item>
        <text:list-item>
          <text:p text:style-name="P110">El sgbd serà PostgreSQL , encara que es poden fer algunes referències a altres com oracle. </text:p>
        </text:list-item>
        <text:list-item>
          <text:p text:style-name="P110">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0">PortaFIB en mode JAAS, permet el login autenticant-se de forma BASIC i/o CLIENT-CERT (aquests modes depenen del tipus de compilació realitzada sobre el codi font)</text:p>
        </text:list-item>
      </text:list>
      <text:p text:style-name="P43"/>
      <text:p text:style-name="P43"><text:tab/>Com a primera tasca, hem d'aconseguir un binari del producte PortaFIB. Per això hi ha dues alternatives.</text:p>
      <text:p text:style-name="P68">(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69"><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2"/>
      <text:p text:style-name="P43"><text:tab/>Una vegada seguides les passes del punt (A) o (B) obtindrem en el nostre “home” un directori <text:s/>$HOME/portafib amb tots els fitxers necessaris per a la instal·lació.</text:p>
      <text:p text:style-name="P43"/>
      <text:h text:style-name="Heading_20_1" text:outline-level="1">Configurar JBOSS</text:h>
      <text:p text:style-name="P40"/>
      <text:h text:style-name="P119" text:outline-level="2">Instal·lació de JBoss</text:h>
      <text:p text:style-name="P40"/>
      <text:p text:style-name="P43"><text:tab/>Es requereix un JBoss 5.1 amb el parxe de CXF per poder córrer l'aplicació, i per això <text:soft-page-break/>necessitarem un JDK 1.6<text:note text:id="ftn1" text:note-class="footnote"><text:note-citation>1</text:note-citation><text:note-body><text:p text:style-name="P108"><text:s text:c="3"/>En el nostre cas empram 1.6.0_33-b05</text:p></text:note-body></text:note> per fer-ho funcionar. No s'ha provat si aquest producte funciona correctament en versions superiors tant de JBoss com de Màquina Virtual Java. </text:p>
      <text:p text:style-name="P40"/>
      <text:p text:style-name="P43"><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3"><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0"><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0"><text:tab/>Per millorar els scripts farem ús d'una variable d'entorn per apuntar al nostre servidor JBoss:</text:p>
      <text:p text:style-name="P40"/>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0"/>
      <text:p text:style-name="P40"/>
      <text:p text:style-name="P40"><text:tab/>Es deixa en mans de l'administrador de sistemes la instal·lació del JDK i la configuració del JBoss com a servei.</text:p>
      <text:p text:style-name="P40"/>
      <table:table table:name="Taula4" table:style-name="Taula4">
        <table:table-column table:style-name="Taula4.A"/>
        <table:table-column table:style-name="Taula4.B"/>
        <table:table-row>
          <table:table-cell table:style-name="Taula4.A1" office:value-type="string">
            <text:p text:style-name="P104"><text:s/><draw:frame draw:style-name="fr4" draw:name="gràfics1" text:anchor-type="as-char" svg:width="1.339cm" svg:height="1.339cm" draw:z-index="63"><draw:image xlink:href="Pictures/10000201000000330000003367444CDA.png" xlink:type="simple" xlink:show="embed" xlink:actuate="onLoad"/></draw:frame></text:p>
          </table:table-cell>
          <table:table-cell table:style-name="Taula4.B1" office:value-type="string">
            <text:p text:style-name="P79">En l'entorn de la CAIB (Govern Balear) <text:s/>es requereixen els següents productes:</text:p>
            <text:list xml:id="list740220133658215077" text:style-name="L2">
              <text:list-item>
                <text:p text:style-name="P135">JBoss 5.2.0 AS</text:p>
              </text:list-item>
              <text:list-item>
                <text:p text:style-name="P135">Llibreries de Serveis Web Apache CXF específiques per JBoss 5.2.0 AS (jboss-ep-ws-cxf-5.2.0-installer.zip)</text:p>
              </text:list-item>
              <text:list-item>
                <text:p text:style-name="P135">Aplicar el <text:s/>paquet d'adequació de l'entorn JBoss per a la CAIB (versió 1.6.2): jboss-patch-1.6.2</text:p>
              </text:list-item>
            </text:list>
          </table:table-cell>
        </table:table-row>
      </table:table>
      <text:p text:style-name="P43"/>
      <text:p text:style-name="P40"/>
      <text:p text:style-name="P40"/>
      <text:h text:style-name="Heading_20_2" text:outline-level="2">Configurar Servidor JBoss</text:h>
      <text:h text:style-name="Heading_20_3" text:outline-level="3">Directori de PortaFIB</text:h>
      <text:p text:style-name="P43"><text:tab/>En JBoss el directori on es guarden per defecte les aplicacions (ears) és el directori de DEPLOY ($JBOSS/server/defualt/deploy). En el nostre cas el que farem serà crear un altra directori de deploy per simplificar la instal·lació. </text:p>
      <text:p text:style-name="P40"/>
      <text:p text:style-name="Standard"><text:span text:style-name="T2"><text:tab/>Editarem el fitxer $JBOSS/</text:span>server/default/conf/bootstrap/profile.xml i afegirem una nova línia <text:s/>tal i com és mostra a continuació:</text:p>
      <text:p text:style-name="P40"><text:soft-page-break/></text:p>
      <text:p text:style-name="P40"/>
      <table:table table:name="Tabla4" table:style-name="Tabla4">
        <table:table-column table:style-name="Tabla4.A"/>
        <table:table-row table:style-name="Tabla4.1">
          <table:table-cell table:style-name="Tabla4.A1" office:value-type="string">
            <text:p text:style-name="P53">...</text:p>
            <text:p text:style-name="P53">property name="applicationURIs"&gt;</text:p>
            <text:p text:style-name="P53"><text:tab/>&lt;list elementClass="java.net.URI"&gt;</text:p>
            <text:p text:style-name="P53"><text:tab/><text:tab/>&lt;value&gt;${jboss.server.home.url}deploy&lt;/value&gt;</text:p>
            <text:p text:style-name="P53"><text:tab/><text:tab/><text:span text:style-name="T16">&lt;value&gt;${jboss.server.home.url}deployportafib&lt;/value&gt;</text:span></text:p>
            <text:p text:style-name="P53"><text:tab/>&lt;/list&gt;</text:p>
            <text:p text:style-name="P53">&lt;/property&gt;</text:p>
            <text:p text:style-name="P53">...</text:p>
          </table:table-cell>
        </table:table-row>
      </table:table>
      <text:p text:style-name="P40"/>
      <text:p text:style-name="P40"/>
      <text:p text:style-name="P40">I final ment crearem el nou directori deployportafib:</text:p>
      <text:p text:style-name="P40"/>
      <table:table table:name="Tabla18" table:style-name="Tabla18">
        <table:table-column table:style-name="Tabla18.A"/>
        <table:table-row>
          <table:table-cell table:style-name="Tabla18.A1" office:value-type="string">
            <text:p text:style-name="P53">$ sudo mkdir -p $JBOSS/server/default/deployportafib</text:p>
          </table:table-cell>
        </table:table-row>
      </table:table>
      <text:p text:style-name="P56"/>
      <text:p text:style-name="P40"/>
      <text:h text:style-name="Heading_20_3" text:outline-level="3">Port Segur HTTPS</text:h>
      <text:p text:style-name="P40"><text:tab/>Per l'autenticació bàsica opcionalment potser volem connectar-nos al servidor emprant una connexió segura (https). Per autenticació <text:s/>Client-Cert forçosament necessitam obrir un port especial https.</text:p>
      <text:p text:style-name="P40"><text:tab/>Podem afegir aquest port al JBoss editant el fitxer $JBOSS/server/default/deploy/jbossweb.sar/server.xml i descomentant el bloc xml titulat “SSL/TLS Connector...” i modificant-ho amb el següent text:</text:p>
      <text:p text:style-name="P40"/>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0"/>
      <text:p text:style-name="P40"/>
      <text:p text:style-name="P72"><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7"/>
      <text:p text:style-name="P45"><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7"/>
      <text:p text:style-name="P57"/>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0">run.conf (o run.conf.bat si estam amb Windows) de $JBOSS/bin i afegir la </text:span><text:span text:style-name="T20">següent línia:</text:span></text:p>
      <text:p text:style-name="P57"/>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7"/>
      <text:p text:style-name="Text_20_body"/>
      <text:h text:style-name="Heading_20_3" text:outline-level="3">Requeriments de memòria</text:h>
      <text:p text:style-name="P58"><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7"/>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7"/>
      <text:p text:style-name="P57"/>
      <text:h text:style-name="Heading_20_3" text:outline-level="3">Permetre consultes sobre múltiples Datasources</text:h>
      <text:p text:style-name="P57"/>
      <text:p text:style-name="P57"><text:tab/>S'ha d'editar el fitxer $JBOSS\server\default\conf\jbossts-properties.xml i cercar l'entrada &lt;properties depends="arjuna" name="jta"&gt; i just després afegir la següent línia:</text:p>
      <text:p text:style-name="P57"/>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7"/>
      <text:p text:style-name="P57">NOTA: Revisar que l'entrada anterior no estigui donada d'alta. Si hi fos canviar el valor a "true"</text:p>
      <text:p text:style-name="P57"/>
      <text:h text:style-name="Heading_20_3" text:outline-level="3">Autenticador WSBASIC</text:h>
      <text:p text:style-name="P64"/>
      <table:table table:name="Taula5" table:style-name="Taula5">
        <table:table-column table:style-name="Taula5.A"/>
        <table:table-column table:style-name="Taula5.B"/>
        <table:table-row>
          <table:table-cell table:style-name="Taula5.A1" office:value-type="string">
            <text:p text:style-name="P104"><text:s/><draw:frame draw:style-name="fr4" draw:name="gràfics2" text:anchor-type="as-char" svg:width="1.339cm" svg:height="1.339cm" draw:z-index="58"><draw:image xlink:href="Pictures/10000201000000330000003367444CDA.png" xlink:type="simple" xlink:show="embed" xlink:actuate="onLoad"/></draw:frame></text:p>
          </table:table-cell>
          <table:table-cell table:style-name="Taula5.B1" office:value-type="string">
            <text:p text:style-name="P79">En l'entorn de la CAIB (Govern Balear) <text:s/>aquest punt s'ha d'ometre ja que el patch de la CAIB ja configura els autenticadors.</text:p>
          </table:table-cell>
        </table:table-row>
      </table:table>
      <text:p text:style-name="P57"/>
      <text:p text:style-name="P57"><text:tab/>S'ha d'obrir el fitxer $JBOSS]/server/default/deployers/jbossweb.deployer/META-INF/war-deployers-jboss-beans.xml. S'ha de cercar un bloc xml <text:s/>"&lt;property name="authenticators"&gt;" i dins aquest bloc s'ha d'inserir un nou autenticador:</text:p>
      <text:p text:style-name="P57"/>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57"/>
      <text:p text:style-name="P57"/>
      <text:h text:style-name="Heading_20_2" text:outline-level="2"><text:soft-page-break/>Fitxers de Configuració</text:h>
      <text:p text:style-name="P56"/>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4"> $JBOSS/server/default/lib/.</text:span></text:p>
      <text:p text:style-name="P56"/>
      <text:h text:style-name="Heading_20_4" text:outline-level="4">PostgreSQL</text:h>
      <text:p text:style-name="P75"><text:span text:style-name="T19"><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9">http://jdbc.postgresql.org/download/postgresql-8.4-703.jdbc3.jar</text:span></text:a><text:span text:style-name="T19"> i copiar-ho dins el directori </text:span><text:span text:style-name="T19">de llibreries del JBOSS: <text:s/>$JBOSS/server/default/lib/.</text:span></text:p>
      <text:p text:style-name="P56"/>
      <text:h text:style-name="Heading_20_3" text:outline-level="3"><text:bookmark-start text:name="__RefNumPara__2194_394026072"/>Fitxer de Propietats<text:bookmark-end text:name="__RefNumPara__2194_394026072"/></text:h>
      <text:p text:style-name="P56"/>
      <text:list xml:id="list5954380220347404521" text:style-name="L3">
        <text:list-header>
          <text:p text:style-name="P118">Aquest fitxer serveix per definir la configuració del PortaFIB. Podem trobar una plantilla d'aquest fitxer a $HOME/portafib/scripts/config/portafib-properties-service.xml. Aquest fitxer el copiarem a $JBOSS/server/default/deployportafib:</text:p>
        </text:list-header>
      </text:list>
      <text:p text:style-name="P40"/>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0"/>
      <table:table table:name="Taula8" table:style-name="Taula8">
        <table:table-column table:style-name="Taula8.A"/>
        <table:table-column table:style-name="Taula8.B"/>
        <table:table-row>
          <table:table-cell table:style-name="Taula8.A1" office:value-type="string">
            <text:p text:style-name="P104"><text:s/><draw:frame draw:style-name="fr4" draw:name="gràfics3" text:anchor-type="as-char" svg:width="1.339cm" svg:height="1.339cm" draw:z-index="62"><draw:image xlink:href="Pictures/10000201000000330000003367444CDA.png" xlink:type="simple" xlink:show="embed" xlink:actuate="onLoad"/></draw:frame></text:p>
          </table:table-cell>
          <table:table-cell table:style-name="Taula8.B1" office:value-type="string">
            <text:p text:style-name="P79">En l'entorn de la CAIB (Govern Balear) <text:s/>aquest fitxer ha d'anar encapsulat dins un fitxer portafib.sar seguit la següent <text:s/>estructura:</text:p>
            <text:p text:style-name="P81"><text:s text:c="8"/>portafib.sar</text:p>
            <text:p text:style-name="P105"><text:span text:style-name="T26"><text:s text:c="9"/></text:span><text:span text:style-name="T27">└META-INF</text:span></text:p>
            <text:p text:style-name="P105"><text:span text:style-name="T27"><text:s text:c="10"/></text:span><text:span text:style-name="T12">├- jboss-service.xml</text:span></text:p>
            <text:p text:style-name="P105"><text:span text:style-name="T12"><text:s text:c="10"/></text:span><text:span text:style-name="T27">└- MANIFEST.MF</text:span></text:p>
            <text:p text:style-name="P78"/>
            <text:p text:style-name="P82">on jboss-service.xml és el fitxer portafib-properties-service.xml renombrat i MANIFEST.MF és un fitxer que conté les dades bàsiquest d'un MANIFIEST:</text:p>
            <table:table table:name="Taula9" table:style-name="Taula9">
              <table:table-column table:style-name="Taula9.A"/>
              <table:table-row>
                <table:table-cell table:style-name="Taula9.A1" office:value-type="string">
                  <text:p text:style-name="P34">Manifest-Version: 1.0</text:p>
                  <text:p text:style-name="P34">Archiver-Version: Plexus Archiver</text:p>
                  <text:p text:style-name="P34">Created-By: Apache Maven</text:p>
                  <text:p text:style-name="P34">Built-By: &lt;&lt;author&gt;&gt;</text:p>
                  <text:p text:style-name="P34">Build-Jdk: 1.6.0_31</text:p>
                </table:table-cell>
              </table:table-row>
            </table:table>
            <text:p text:style-name="P82"/>
          </table:table-cell>
        </table:table-row>
      </table:table>
      <text:p text:style-name="P40"/>
      <text:p text:style-name="P40"><text:soft-page-break/></text:p>
      <text:h text:style-name="Heading_20_4" text:outline-level="4">Propietats Generals PortaFIB</text:h>
      <text:p text:style-name="P40">En aquest fitxer hi ha algunes propietats que requereixen de la intervenció de l'administrador:</text:p>
      <text:p text:style-name="P40"/>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40">es.caib.portafib.iscaib</text:p>
          </table:table-cell>
          <table:table-cell table:style-name="Tabla38.B2" office:value-type="string">
            <text:p text:style-name="P40"><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1">es.caib.portafib.hibernate.*</text:p>
          </table:table-cell>
          <table:table-cell table:style-name="Tabla38.B2" office:value-type="string">
            <text:p text:style-name="P40"><text:span text:style-name="T22">Propietats de Configuració Hibernate</text:span>: Estableix les propietats de configuració de Hibernate. Les dues propietats més importants són:</text:p>
            <text:list xml:id="list4443954696163625937" text:style-name="L4">
              <text:list-item>
                <text:p text:style-name="P112"><text:s text:c="3"/>es.caib.portafib.hibernate.dialect</text:p>
              </text:list-item>
              <text:list-item>
                <text:p text:style-name="P112"><text:s text:c="3"/>es.caib.portafib.hibernate.query.substitutions</text:p>
              </text:list-item>
            </text:list>
            <text:p text:style-name="P40"><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1">es.caib.portafib.filesdirectory</text:p>
          </table:table-cell>
          <table:table-cell table:style-name="Tabla38.B2" office:value-type="string">
            <text:p text:style-name="P40"><text:span text:style-name="T16">Directori d'emmagatzemament de Fitxers</text:span>: PortaFIB necessita un directori on guardar tots els fitxers ja que aquests no es guarden en base de dades. Per això s'ha de definir la propietat<text:span text:style-name="T25"> </text:span><text:span text:style-name="T15">es.caib.portafib.filesdirectory</text:span><text:span text:style-name="T25"> que apunti a un directori existent i amb espai suficient per guardar tots els fitxers. Crearem un directori /portafibfiles i inicialitzarem aquesta propietat a </text:span><text:span text:style-name="T15">es.caib.portafib.filesdirectory</text:span><text:span text:style-name="T25">=/portafibfiles. Un exemple de ruta windows podria ser la següent: </text:span><text:span text:style-name="T15">es.caib.portafib.filesdirectory</text:span><text:span text:style-name="T25">=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4">es.caib.</text:span>portafib.url=http://localhost:8080/portafib</text:p>
          </table:table-cell>
        </table:table-row>
        <table:table-row table:style-name="Tabla38.1">
          <table:table-cell table:style-name="Tabla38.A2" office:value-type="string">
            <text:p text:style-name="P56">es.caib.portafib.email.from</text:p>
          </table:table-cell>
          <table:table-cell table:style-name="Tabla38.B2" office:value-type="string">
            <text:p text:style-name="Table_20_Contents">És l'adreça d'email des d'on s'enviaran les notificacions per correu als usuaris:</text:p>
            <text:p text:style-name="P36"><text:span text:style-name="T14">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4">es.caib.</text:span>portafib.defaultlanguage=ca</text:p>
          </table:table-cell>
        </table:table-row>
        <text:soft-page-break/>
        <table:table-row table:style-name="Tabla38.1">
          <table:table-cell table:style-name="Tabla38.A2" office:value-type="string">
            <text:p text:style-name="P31">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04"><text:s/><draw:frame draw:style-name="fr4" draw:name="gràfics4" text:anchor-type="as-char" svg:width="1.339cm" svg:height="1.339cm" draw:z-index="71"><draw:image xlink:href="Pictures/10000201000000330000003367444CDA.png" xlink:type="simple" xlink:show="embed" xlink:actuate="onLoad"/></draw:frame></text:p>
                </table:table-cell>
                <table:table-cell table:style-name="Taula10.B1" office:value-type="string">
                  <text:p text:style-name="P79">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4">es.caib.</text:span>portafib.development=false</text:p>
          </table:table-cell>
        </table:table-row>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4">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4">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4">es.caib.</text:span>portafib.maxfitxeradaptatsizeinbytes=)</text:p>
          </table:table-cell>
        </table:table-row>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4">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4">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4">es.caib.</text:span>portafib.editableuser=false</text:p>
          </table:table-cell>
        </table:table-row>
        <text:soft-page-break/>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7227040339465290222" text:style-name="L5">
              <text:list-item>
                <text:p text:style-name="P121">0 = SHA1withRSA</text:p>
              </text:list-item>
              <text:list-item>
                <text:p text:style-name="P121">1 = SHA256withRSA</text:p>
              </text:list-item>
              <text:list-item>
                <text:p text:style-name="P121">2 = SHA384withRSA</text:p>
              </text:list-item>
              <text:list-item>
                <text:p text:style-name="P121">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2972252747831561973" text:style-name="L6">
              <text:list-item>
                <text:p text:style-name="P122">Firma de documents emprant @firma:</text:p>
              </text:list-item>
            </text:list>
            <text:p text:style-name="P36">es.caib.portafib.applet.signers.AfirmaSigner</text:p>
            <text:list xml:id="list4511595528003931596" text:style-name="L7">
              <text:list-item>
                <text:p text:style-name="P123">Firma emprant IB-KEY:</text:p>
              </text:list-item>
            </text:list>
            <text:p text:style-name="P30">es.caib.portafib.applet.signers.IBKeySigner</text:p>
          </table:table-cell>
        </table:table-row>
      </table:table>
      <text:p text:style-name="P40"/>
      <text:p text:style-name="P40"><text:tab/>En aquest fitxer s'han de definir els plugins necessaris pel bon funcionament de PortaFIB. A continuació es descriuen aquests plugins: </text:p>
      <text:p text:style-name="P40"/>
      <text:p text:style-name="P40"/>
      <text:h text:style-name="P134" text:outline-level="4">Plugins</text:h>
      <text:p text:style-name="P40"/>
      <text:p text:style-name="P40"><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0"/>
      <text:p text:style-name="P40"/>
      <text:h text:style-name="Heading_20_3" text:outline-level="3">Configurar Coes</text:h>
      <text:p text:style-name="P40"><text:tab/>Per l'enviament massiu de correu i notificacions webservice, requerim de la definició de coes en el servidor jboss. Aquest pas és relativament senzill ja que únicament hem de copiar dos fitxers dins el directori deployportafib:</text:p>
      <text:p text:style-name="P40"><text:soft-page-break/></text:p>
      <table:table table:name="Tabla22" table:style-name="Tabla22">
        <table:table-column table:style-name="Tabla22.A"/>
        <table:table-row>
          <table:table-cell table:style-name="Tabla22.A1" office:value-type="string">
            <text:p text:style-name="P95">$sudo cp $HOME/portafib/scripts/config/portafib-mailsqueue-service.xml $JBOSS/server/default/deployportafib</text:p>
            <text:p text:style-name="P93"/>
            <text:p text:style-name="P94">$sudo cp $HOME/portafib/scripts/config/portafib-notificacionsqueue-service.xml $JBOSS/server/default/deployportafib</text:p>
            <text:p text:style-name="P50"/>
          </table:table-cell>
        </table:table-row>
      </table:table>
      <text:p text:style-name="P40"/>
      <text:h text:style-name="Heading_20_3" text:outline-level="3">Configurar Servidor de Correu</text:h>
      <text:p text:style-name="P40"/>
      <text:p text:style-name="P4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0"/>
      <table:table table:name="Tabla6" table:style-name="Tabla6">
        <table:table-column table:style-name="Tabla6.A"/>
        <table:table-row table:style-name="Tabla6.1">
          <table:table-cell table:style-name="Tabla6.A1" office:value-type="string">
            <text:p text:style-name="P94">$sudo cp $HOME/portafib/scripts/config/portafib-mail-service.xml $JBOSS/server/default/deployportafib</text:p>
          </table:table-cell>
        </table:table-row>
      </table:table>
      <text:p text:style-name="P40"/>
      <text:p text:style-name="P40"/>
      <text:h text:style-name="Heading_20_3" text:outline-level="3">Autenticació i Autorització per Usuaris Persona</text:h>
      <text:p text:style-name="P45"/>
      <table:table table:name="Tabla48" table:style-name="Tabla48">
        <table:table-column table:style-name="Tabla48.A"/>
        <table:table-column table:style-name="Tabla48.B"/>
        <table:table-row>
          <table:table-cell table:style-name="Tabla48.A1" office:value-type="string">
            <text:p text:style-name="P104"><text:s/><draw:frame draw:style-name="fr4" draw:name="gráficos5" text:anchor-type="as-char" svg:width="1.339cm" svg:height="1.339cm" draw:z-index="55"><draw:image xlink:href="Pictures/10000201000000330000003367444CDA.png" xlink:type="simple" xlink:show="embed" xlink:actuate="onLoad"/></draw:frame></text:p>
          </table:table-cell>
          <table:table-cell table:style-name="Tabla48.B1" office:value-type="string">
            <text:p text:style-name="P79">En l'entorn de la CAIB (Govern Balear) hem de saltar aquest punt ja que l'autenticació dels usuaris-persona ja es realitza automàticament al aplicar el patch de la CAIb sobre un servidor JBOSS.</text:p>
          </table:table-cell>
        </table:table-row>
      </table:table>
      <text:p text:style-name="P45"/>
      <text:p text:style-name="P40"/>
      <text:p text:style-name="P43"><text:tab/>Com hem dit al principi, tindrem els nostres usuaris i roles guardats dins una base de dades, per això a continuació configurarem el JBoss per accedir a aquestes dades.</text:p>
      <text:p text:style-name="P40"/>
      <text:p text:style-name="P40"><text:tab/>Obrirem el fitxer $JBOSS/server/default/conf/login-config.xml i abans del tag "&lt;/policy&gt;" del final del fitxer, afegirem la següent entrada:</text:p>
      <text:p text:style-name="P40"/>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oft-page-break/><text:s text:c="4"/>&lt;/login-module&gt;</text:p>
            <text:p text:style-name="P21"><text:s text:c="2"/>&lt;/authentication&gt;</text:p>
            <text:p text:style-name="P21"><text:s/>&lt;/application-policy&gt;</text:p>
          </table:table-cell>
        </table:table-row>
      </table:table>
      <text:p text:style-name="P45"/>
      <text:p text:style-name="P45">(a) El bloc CLIENT-CERT només serveix si ens autenticam emprant https i CLIENT-CERT emprant un mecanisme JAAS. En la resta de casos podem comentar-ho. <text:span text:style-name="T18">EXPLICAR Més <text:s/>EN DETALL.</text:span></text:p>
      <text:p text:style-name="P45">(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5"/>
      <text:p text:style-name="P45"><text:tab/>El fitxer associat a la connexió de bases de dades definida amb el nom d'atribut “dsJndiName” es troba en els propis fitxers d'scripts. Només hem de copiar-ho al JBoss:</text:p>
      <text:list xml:id="list27621007" text:continue-list="list5954380220347404521" text:style-name="L3">
        <text:list-header>
          <text:p text:style-name="P117"/>
        </text:list-header>
      </text:list>
      <table:table table:name="Tabla7" table:style-name="Tabla7">
        <table:table-column table:style-name="Tabla7.A"/>
        <table:table-row>
          <table:table-cell table:style-name="Tabla7.A1" office:value-type="string">
            <text:p text:style-name="P76">$sudo cp <text:span text:style-name="T1">$HOME/portafib/scripts/development/seycon-ds.xml </text:span><text:span text:style-name="T1">$JBOSS/server/default/deployportafib</text:span></text:p>
          </table:table-cell>
        </table:table-row>
      </table:table>
      <text:p text:style-name="P73"/>
      <text:p text:style-name="P45"><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5"/>
      <text:p text:style-name="P45"/>
      <text:h text:style-name="P131" text:outline-level="3">Autenticació i Autorització per Usuaris Aplicació</text:h>
      <text:p text:style-name="P45"/>
      <text:p text:style-name="P45"/>
      <table:table table:name="Tabla59" table:style-name="Tabla59">
        <table:table-column table:style-name="Tabla59.A"/>
        <table:table-column table:style-name="Tabla59.B"/>
        <table:table-row>
          <table:table-cell table:style-name="Tabla59.A1" office:value-type="string">
            <text:p text:style-name="P104"><text:s/><draw:frame draw:style-name="fr4" draw:name="gráficos224" text:anchor-type="as-char" svg:width="1.339cm" svg:height="1.339cm" draw:z-index="52"><draw:image xlink:href="Pictures/10000201000000330000003367444CDA.png" xlink:type="simple" xlink:show="embed" xlink:actuate="onLoad"/></draw:frame></text:p>
          </table:table-cell>
          <table:table-cell table:style-name="Tabla59.B1" office:value-type="string">
            <text:p text:style-name="P79">En l'entorn de la CAIB (Govern Balear) hem de saltar aquest punt ja que l'autenticació dels usuaris-aplicació ja està integrada amb el sistema de login CAS.</text:p>
          </table:table-cell>
        </table:table-row>
      </table:table>
      <text:p text:style-name="P45"/>
      <text:p text:style-name="P45"><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0"><text:tab/>Obrirem el fitxer $JBOSS/server/default/conf/login-config.xml i al final del bloc &lt;application-policy&gt; de seycon, afegirem la següent entrada:</text:p>
      <text:p text:style-name="P40"/>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oft-page-break/><text:s text:c="2"/>&lt;/login-module&gt; </text:p>
            <text:p text:style-name="P21"/>
            <text:p text:style-name="P21"/>
            <text:p text:style-name="P22"><text:s/>&lt;/authentication&gt;</text:p>
            <text:p text:style-name="P22">&lt;/application-policy&gt;</text:p>
          </table:table-cell>
        </table:table-row>
      </table:table>
      <text:p text:style-name="P45"/>
      <text:p text:style-name="P45"/>
      <text:h text:style-name="Heading_20_2" text:outline-level="2">Copia de binaris</text:h>
      <text:p text:style-name="P71"/>
      <text:p text:style-name="P46"><text:tab/>Els possibles binaris que existeixen es poden generar combinant dues variables amb dos valors possibles:</text:p>
      <text:list xml:id="list27617890" text:continue-numbering="true" text:style-name="L3">
        <text:list-header>
          <text:p text:style-name="P117"/>
        </text:list-header>
      </text:list>
      <text:list xml:id="list6995460348251607517" text:style-name="L8">
        <text:list-item>
          <text:p text:style-name="P136"><text:span text:style-name="T16">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36"><text:span text:style-name="T16">Sistema d'autenticació Basic o Basic&amp;ClientCert</text:span>: Sempre hi haurà un context web /portafib amb autenticació bàsica. Opcionalment, a més és podrà definir autenticació CLIENT-CERT dins un context /portafibs</text:p>
        </text:list-item>
      </text:list>
      <text:p text:style-name="P71"/>
      <text:p text:style-name="P71">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0"/>
      <text:p text:style-name="P89">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9">$ sudo cp $HOME<text:span text:style-name="T1">/portafib/earplugins/target/portafib_plugins.ear</text:span> $JBOSS/server/default/deployportafib</text:p>
          </table:table-cell>
        </table:table-row>
      </table:table>
      <text:p text:style-name="P40"/>
      <text:p text:style-name="P40"/>
      <text:h text:style-name="Heading_20_2" text:outline-level="2">DataSources</text:h>
      <text:p text:style-name="P40"/>
      <text:p text:style-name="P77"><text:tab/>Els datasources defineixen l'origen de les dades. Podem trobar una plantilla a $HOME/portafib/scripts/datasources/portafib-ds.xml per PostgreSQL:</text:p>
      <text:p text:style-name="P77"/>
      <text:p text:style-name="P77"/>
      <text:p text:style-name="P77"><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1"/>
      <table:table table:name="Tabla10" table:style-name="Tabla10">
        <table:table-column table:style-name="Tabla10.A"/>
        <text:soft-page-break/>
        <table:table-row>
          <table:table-cell table:style-name="Tabla10.A1" office:value-type="string">
            <text:p text:style-name="P96">$sudo cp $HOME/portafib/scripts/datasources/portafib-ds.xml $JBOSS/server/default/deployportafib</text:p>
          </table:table-cell>
        </table:table-row>
      </table:table>
      <text:p text:style-name="P40"/>
      <text:p text:style-name="P40">Nota: Dins el datasource $HOME/portafib/scripts/development/seycon-ds.xml podeu trobar un exemple comentat de datasource per Oracle.</text:p>
      <text:p text:style-name="P40"/>
      <text:p text:style-name="P40"/>
      <text:p text:style-name="P40"/>
      <text:h text:style-name="Heading_20_1" text:outline-level="1"><text:bookmark-start text:name="__RefNumPara__2191_394026072"/>Plugins<text:bookmark-end text:name="__RefNumPara__2191_394026072"/></text:h>
      <text:p text:style-name="P40"/>
      <text:p text:style-name="P43"><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0"/>
      <text:p text:style-name="P40"><text:tab/>Actualment només hi ha disponible una implementació que és la d'OpenOffice. Aquí el que es pot modificar és on es troba escoltant el servidor d'OpenOffice.</text:p>
      <text:p text:style-name="P40"/>
      <table:table table:name="Tabla39" table:style-name="Tabla39">
        <table:table-column table:style-name="Tabla39.A"/>
        <table:table-row table:style-name="Tabla39.1">
          <table:table-cell table:style-name="Tabla39.A1" office:value-type="string">
            <text:p text:style-name="P23"><text:span text:style-name="T14">es.caib.</text:span>portafib.documentconverterplugin=</text:p>
            <text:p text:style-name="P24">org.fundaciobit.plugins.documentconverter.openoffice.OpenOfficeDocumentConverterPlugin</text:p>
            <text:p text:style-name="P23"/>
            <text:p text:style-name="P23"><text:span text:style-name="T14">es.caib.portafib.</text:span>plugins.documentconverter.openoffice.host=localhost</text:p>
            <text:p text:style-name="P23"><text:span text:style-name="T14">es.caib.portafib.</text:span>plugins.documentconverter.openoffice.port=8100</text:p>
          </table:table-cell>
        </table:table-row>
      </table:table>
      <text:p text:style-name="P40"/>
      <text:p text:style-name="P43"><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0"/>
      <text:p text:style-name="P40"/>
      <text:h text:style-name="P120" text:outline-level="2">Plugin de Certificat</text:h>
      <text:p text:style-name="P40"/>
      <text:p text:style-name="P40"><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0"/>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0"/>
      <text:p text:style-name="P40"/>
      <text:h text:style-name="P133" text:outline-level="3"><text:soft-page-break/>Plugin Fake</text:h>
      <text:p text:style-name="P40"><text:tab/>Aquest plugin només verifica de forma bàsica el certificat (data inici i final). Si es vol emprar s'ha de definir la següent propietat:</text:p>
      <text:p text:style-name="P40"/>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40"/>
      <text:p text:style-name="P40"/>
      <text:h text:style-name="P133" text:outline-level="3">Plugin @firma CXF</text:h>
      <text:p text:style-name="P40"><text:span text:style-name="T16"><text:tab/></text:span><text:span text:style-name="T24">És idèntic al plugin @firma (</text:span><text:span text:style-name="T24"><text:bookmark-ref text:reference-format="number-all-superior" text:ref-name="__RefNumPara__2197_394026072">3.2.3.-</text:bookmark-ref></text:span><text:span text:style-name="T24"><text:bookmark-ref text:reference-format="text" text:ref-name="__RefNumPara__2197_394026072">Plugin @firma</text:bookmark-ref></text:span><text:span text:style-name="T24">) i té les mateixes propietats però realitza la comunicació WebServices emprant les classes CXF enlloc de la llibreria AXIS. Si es vol emprar s'ha de definir la següent propietat:</text:span></text:p>
      <text:p text:style-name="P49"/>
      <table:table table:name="Tabla44" table:style-name="Tabla44">
        <table:table-column table:style-name="Tabla44.A"/>
        <table:table-row table:style-name="Tabla44.1">
          <table:table-cell table:style-name="Tabla44.A1" office:value-type="string">
            <text:p text:style-name="P32"><text:span text:style-name="T14">es.caib.portafib.certificateplugin=</text:span>org.fundaciobit.plugins.certificate.afirmacxf.AfirmaCxfCertificatePlugin</text:p>
          </table:table-cell>
        </table:table-row>
      </table:table>
      <text:p text:style-name="P49"/>
      <text:h text:style-name="P133" text:outline-level="3"><text:bookmark-start text:name="__RefNumPara__2197_394026072"/>Plugin @firma<text:bookmark-end text:name="__RefNumPara__2197_394026072"/></text:h>
      <text:p text:style-name="P40"><text:tab/>Aquest plugin es connecta amb @firma per validar el certificat d'una firma. Les propietats es classifiquen en tres: propietats generals, propietats per comunicació BASIC i propietats per comunicació via Certificat. <text:span text:style-name="T24">Si es vol emprar s'ha de definir la següent propietat:</text:span></text:p>
      <text:p text:style-name="P49"/>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9"/>
      <text:p text:style-name="P40"><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2">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6073983810006763178" text:style-name="L9">
              <text:list-item>
                <text:p text:style-name="P124">MODE_VALIDACIO_SIMPLE = 0</text:p>
              </text:list-item>
              <text:list-item>
                <text:p text:style-name="P124">MODE_VALIDACIO_AMB_REVOCACIO = 1</text:p>
              </text:list-item>
              <text:list-item>
                <text:p text:style-name="P124">MODE_VALIDACIO_CADENA = 2</text:p>
              </text:list-item>
            </text:list>
          </table:table-cell>
        </table:table-row>
        <table:table-row table:style-name="Tabla47.1">
          <table:table-cell table:style-name="Tabla47.B1" table:number-columns-spanned="2" office:value-type="string">
            <text:p text:style-name="P30">COMUNICACIO VIA USUARI-CONTRASENYA<text:note text:id="ftn3"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ext:soft-page-break/>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0"/>
      <text:h text:style-name="Heading_20_2" text:outline-level="2">Plugin de Informació d'Usuari</text:h>
      <text:p text:style-name="P40"/>
      <text:p text:style-name="P43"><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555740341000705050" text:style-name="L10">
        <text:list-item>
          <text:p text:style-name="P113">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13">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0"/>
      <text:p text:style-name="P40"><text:tab/>La propietat que defineix el Plugin de de UserInformation és:</text:p>
      <table:table table:name="Tabla55" table:style-name="Tabla55">
        <table:table-column table:style-name="Tabla55.A"/>
        <table:table-row>
          <table:table-cell table:style-name="Tabla55.A1" office:value-type="string">
            <text:p text:style-name="P50"><text:span text:style-name="T13">es.caib.</text:span>portafib.userinformationplugin=<text:span text:style-name="T13">[NOM DE LA CLASSE DEL PLUGIN DE USERINFORMATION]</text:span></text:p>
          </table:table-cell>
        </table:table-row>
      </table:table>
      <text:p text:style-name="P40"><text:s/></text:p>
      <text:h text:style-name="P132" text:outline-level="3"><text:bookmark-start text:name="__RefNumPara__1915_364891226"/>Plugin de UserInformation via DataBase<text:bookmark-end text:name="__RefNumPara__1915_364891226"/></text:h>
      <text:p text:style-name="P40">Si volem utilitzar aquest plugin llavors s'ha de definir la següent entrada:</text:p>
      <text:p text:style-name="P40"/>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0"/>
      <text:p text:style-name="P40"/>
      <text:p text:style-name="P40">I a més definir les següents propietats:</text:p>
      <text:p text:style-name="P40"/>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ext:soft-page-break/>
        <table:table-row table:style-name="Tabla50.1">
          <table:table-cell table:style-name="Tabla50.A2" office:value-type="string">
            <text:p text:style-name="P28"><text:span text:style-name="T14">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4">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4">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3"><text:span text:style-name="T14">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4">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4">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4">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4">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8"><text:span text:style-name="T14">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4">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4">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8"><text:span text:style-name="T14">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0"/>
      <text:p text:style-name="P40">(*) Aquests camps són opcionals sí des de l'aplicació que empri el plugin no realitzi consultes per <text:soft-page-break/>conèixer els roles de cert usuari.</text:p>
      <text:p text:style-name="P40"/>
      <text:h text:style-name="P132" text:outline-level="3"><text:bookmark-start text:name="__RefNumPara__2250_394026072"/>Plugin de UserInformation via LDAP<text:bookmark-end text:name="__RefNumPara__2250_394026072"/></text:h>
      <text:p text:style-name="P40">Si volem utilitzar aquest plugin llavors s'ha de definir la següent entrada:</text:p>
      <text:p text:style-name="P40"/>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0"/>
      <text:p text:style-name="P40"/>
      <text:p text:style-name="P40">I a més definir les següents propietats:</text:p>
      <text:p text:style-name="P40"/>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40"/>
      <text:p text:style-name="P40">(*) Aquests camps són opcionals sí des de l'aplicació que empri el plugin no realitzi consultes per conèixer els roles de cert usuari.</text:p>
      <text:p text:style-name="P40"/>
      <text:h text:style-name="Heading_20_2" text:outline-level="2">Plugin de Custòdia Documental</text:h>
      <text:p text:style-name="P40"><text:tab/>Aquest plugins serveix per fer persistents, independentment de PortaFIB, els documents signats. La propietat que defineix el Plugin de Custòdia Documental és:</text:p>
      <text:p text:style-name="P40"/>
      <table:table table:name="Tabla56" table:style-name="Tabla56">
        <table:table-column table:style-name="Tabla56.A"/>
        <table:table-row>
          <table:table-cell table:style-name="Tabla56.A1" office:value-type="string">
            <text:p text:style-name="P50">es.caib.portafib.documentcustodyplugin=<text:span text:style-name="T13">[NOM DE LA CLASSE DEL PLUGIN DE CUSTODIA]</text:span></text:p>
          </table:table-cell>
        </table:table-row>
      </table:table>
      <text:p text:style-name="P40"><text:s/></text:p>
      <text:p text:style-name="P40"/>
      <text:h text:style-name="Heading_20_3" text:outline-level="3">Plugin de Custòdia emprant el Sistema de Fitxers</text:h>
      <text:p text:style-name="P40"><text:tab/>Aquesta implementació guarda els fitxers en un directori del sistema de fitxers. <text:span text:style-name="T24">Si es vol emprar s'ha de definir la següent propietat:</text:span></text:p>
      <text:p text:style-name="P49"/>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9"/>
      <text:p text:style-name="P40"><text:tab/>Les propietats necessàries per configurar aquest plugin es descriuen a continuació:</text:p>
      <text:p text:style-name="P40"><text:soft-page-break/></text:p>
      <table:table table:name="Tabla57" table:style-name="Tabla57">
        <table:table-column table:style-name="Tabla57.A"/>
        <table:table-column table:style-name="Tabla57.B"/>
        <table:table-row table:style-name="Tabla57.1">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63">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168910189883956237" text:style-name="L11">
              <text:list-item>
                <text:p text:style-name="P125">{0} = custodiaID</text:p>
              </text:list-item>
              <text:list-item>
                <text:p text:style-name="P125">{1} = URLEncoded(custodiaID)</text:p>
              </text:list-item>
              <text:list-item>
                <text:p text:style-name="P125">{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8">es.caib.portafib.plugins.documentcustody.filesystem.hash.algorithm</text:p>
            <text:p text:style-name="P28"/>
          </table:table-cell>
          <table:table-cell table:style-name="Tabla57.B2" office:value-type="string">
            <text:p text:style-name="P32">(opcional) Algorisme emprat per la generació del Hash emprat en “baseurl”. Valors posibles són MD2, MD5, SHA,SHA-256,SHA-384 i SHA-512</text:p>
          </table:table-cell>
        </table:table-row>
        <table:table-row table:style-name="Tabla57.1">
          <table:table-cell table:style-name="Tabla57.A2" office:value-type="string">
            <text:p text:style-name="P28">es.caib.portafib.plugins.documentcustody.filesystem.hash.password</text:p>
          </table:table-cell>
          <table:table-cell table:style-name="Tabla57.B2" office:value-type="string">
            <text:p text:style-name="Table_20_Contents">(opcional) En angles s'anomena “s<text:span text:style-name="T23">alt</text:span>”. És l'afegit a la cadena custodyID a partir de la qual es genera el hash. Aquest valor evita l'obtenció de valors a partir del hash.</text:p>
          </table:table-cell>
        </table:table-row>
      </table:table>
      <text:p text:style-name="P40"><text:tab/></text:p>
      <text:h text:style-name="Heading_20_4" text:outline-level="4">Com instal·lar un servidor de validació pel plugin de custòdia emprant el <text:s/>sistema de fitxers</text:h>
      <text:p text:style-name="P40"/>
      <text:list xml:id="list1046723844153161430" text:style-name="L12">
        <text:list-item>
          <text:p text:style-name="P114">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4">$JBOSS/server/default/deployportafib/custodia.war</text:span></text:p>
          </table:table-cell>
        </table:table-row>
      </table:table>
      <text:list xml:id="list27608039" text:continue-numbering="true" text:style-name="L12">
        <text:list-item>
          <text:p text:style-name="P114">Copiar dins el directori anterior el fitxer index.jsp que trobarem dins el zip de l'empaquetat o en el codi font en la següent ruta: plugins\plugins-documentcustody\filesystem\index.jsp</text:p>
        </text:list-item>
        <text:list-item>
          <text:p text:style-name="P114">Reiniciar JBoss.</text:p>
        </text:list-item>
      </text:list>
      <text:p text:style-name="P40"/>
      <text:p text:style-name="P40"/>
      <text:h text:style-name="P132" text:outline-level="3">Plugin de Custòdia emprant Alfresco</text:h>
      <text:p text:style-name="P74">&lt;&lt; FALTA - NO IMPLEMENTAT&gt;&gt;</text:p>
      <text:h text:style-name="P132" text:outline-level="3"><text:soft-page-break/>Plugin de Custòdia emprant Custodia de la CAIB</text:h>
      <text:p text:style-name="P40"/>
      <text:p text:style-name="P40">Aquesta implementació guarda els fitxers en el sistema de Custòdia de la CAIB. <text:span text:style-name="T24">Si es vol emprar s'ha de definir la següent propietat:</text:span></text:p>
      <text:p text:style-name="P49"/>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9"/>
      <text:p text:style-name="P40"><text:tab/>Les propietats necessàries per configurar aquest plugin es descriuen a continuació:</text:p>
      <text:p text:style-name="P40"/>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27616062" text:continue-list="list168910189883956237" text:style-name="L11">
              <text:list-item>
                <text:p text:style-name="P125">{0} = HASH</text:p>
              </text:list-item>
              <text:list-item>
                <text:p text:style-name="P125">{1} = CodiExtern</text:p>
              </text:list-item>
              <text:list-item>
                <text:p text:style-name="P125">{2} = CodiEspecial</text:p>
              </text:list-item>
            </text:list>
            <text:p text:style-name="Table_20_Contents">Exemple:</text:p>
            <text:p text:style-name="P28">es.caib.portafib.plugins.documentcustody.custodiacaib.urlvalidation=http://192.168.31.143:8080/signatura/sigpub/viewdoc?hash={0}</text:p>
          </table:table-cell>
        </table:table-row>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ext:soft-page-break/>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7"/>
      <text:h text:style-name="Heading_20_1" text:outline-level="1"><text:bookmark-start text:name="__RefNumPara__1245_1584979607"/>Gestió de BBDD<text:bookmark-end text:name="__RefNumPara__1245_1584979607"/></text:h>
      <text:p text:style-name="P40"/>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7615652" text:continue-list="list27617890" text:style-name="L3">
        <text:list-header>
          <text:p text:style-name="P115"/>
        </text:list-header>
      </text:list>
      <text:h text:style-name="Heading_20_3" text:outline-level="3"><text:span text:style-name="Source_20_Text"><text:span text:style-name="T21">Connectar-se a la BBDD</text:span></text:span></text:h>
      <text:p text:style-name="P55"><text:span text:style-name="Source_20_Text"><text:span text:style-name="T17"/></text:span></text:p>
      <table:table table:name="Tabla25" table:style-name="Tabla25">
        <table:table-column table:style-name="Tabla25.A"/>
        <table:table-row>
          <table:table-cell table:style-name="Tabla25.A1" office:value-type="string">
            <text:p text:style-name="P7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2"/>
      <text:h text:style-name="Heading_20_3" text:outline-level="3">Crearem l'usuari portafib:</text:h>
      <text:p text:style-name="P41"/>
      <table:table table:name="Tabla24" table:style-name="Tabla24">
        <table:table-column table:style-name="Tabla24.A"/>
        <table:table-row>
          <table:table-cell table:style-name="Tabla24.A1" office:value-type="string">
            <text:p text:style-name="P83">CREATE USER "portafib" WITH <text:s/>ENCRYPTED PASSWORD 'portafib' NOCREATEUSER;</text:p>
            <text:p text:style-name="P83"/>
          </table:table-cell>
        </table:table-row>
      </table:table>
      <text:p text:style-name="P41"/>
      <text:h text:style-name="Heading_20_3" text:outline-level="3">Crear la BBDD</text:h>
      <text:p text:style-name="P41"/>
      <table:table table:name="Tabla13" table:style-name="Tabla13">
        <table:table-column table:style-name="Tabla13.A"/>
        <table:table-row>
          <table:table-cell table:style-name="Tabla13.A1" office:value-type="string">
            <text:p text:style-name="P84">CREATE DATABASE "portafib" WITH OWNER=portafib;</text:p>
          </table:table-cell>
        </table:table-row>
      </table:table>
      <text:p text:style-name="P41"/>
      <text:p text:style-name="P41">i sortirem</text:p>
      <text:p text:style-name="P41"/>
      <table:table table:name="Tabla26" table:style-name="Tabla26">
        <table:table-column table:style-name="Tabla26.A"/>
        <table:table-row>
          <table:table-cell table:style-name="Tabla26.A1" office:value-type="string">
            <text:p text:style-name="P85">\q</text:p>
          </table:table-cell>
        </table:table-row>
      </table:table>
      <text:p text:style-name="P41"/>
      <text:p text:style-name="P41"/>
      <text:h text:style-name="Heading_20_2" text:outline-level="2">Crear esquema de taules i inserir dades</text:h>
      <text:p text:style-name="P83"/>
      <text:h text:style-name="Heading_20_3" text:outline-level="3"><text:soft-page-break/>Connectar-se al servidor de BBDD amb l'usuari portafib:</text:h>
      <text:p text:style-name="P41"/>
      <table:table table:name="Tabla33" table:style-name="Tabla33">
        <table:table-column table:style-name="Tabla33.A"/>
        <table:table-row>
          <table:table-cell table:style-name="Tabla33.A1" office:value-type="string">
            <text:list xml:id="list27619682" text:continue-numbering="true" text:style-name="L3">
              <text:list-item>
                <text:list>
                  <text:list-header>
                    <text:p text:style-name="P115"><text:span text:style-name="Source_20_Text"><text:span text:style-name="T8">$ psql -h localhost -p 5432 -U portafib -W</text:span></text:span><text:span text:style-name="T8"> -d portafib</text:span></text:p>
                  </text:list-header>
                </text:list>
              </text:list-item>
            </text:list>
          </table:table-cell>
        </table:table-row>
      </table:table>
      <text:list xml:id="list27623622" text:continue-numbering="true" text:style-name="L3">
        <text:list-item>
          <text:list>
            <text:list-header>
              <text:p text:style-name="P115"/>
            </text:list-header>
          </text:list>
        </text:list-item>
      </text:list>
      <text:p text:style-name="P41">i si està en un altra servidor llavors executar</text:p>
      <text:p text:style-name="P41"/>
      <table:table table:name="Tabla28" table:style-name="Tabla28">
        <table:table-column table:style-name="Tabla28.A"/>
        <table:table-row>
          <table:table-cell table:style-name="Tabla28.A1" office:value-type="string">
            <text:list xml:id="list27605110" text:continue-numbering="true" text:style-name="L3">
              <text:list-item>
                <text:list>
                  <text:list-header>
                    <text:p text:style-name="P115"><text:span text:style-name="Source_20_Text"><text:span text:style-name="T13">$ psql -h www.xxx.yyy.zzz -p 5432 </text:span></text:span><text:span text:style-name="Source_20_Text"><text:span text:style-name="T8">-U portafib -W -d portafib</text:span></text:span></text:p>
                  </text:list-header>
                </text:list>
              </text:list-item>
            </text:list>
          </table:table-cell>
        </table:table-row>
      </table:table>
      <text:list xml:id="list27605704" text:continue-numbering="true" text:style-name="L3">
        <text:list-item>
          <text:list>
            <text:list-header>
              <text:p text:style-name="P115"/>
              <text:list>
                <text:list-header>
                  <text:p text:style-name="P130"/>
                </text:list-header>
              </text:list>
            </text:list-header>
          </text:list>
        </text:list-item>
      </text:list>
      <text:h text:style-name="Heading_20_3" text:outline-level="3">Donam permisos al usuari:</text:h>
      <text:p text:style-name="P41"/>
      <table:table table:name="Tabla29" table:style-name="Tabla29">
        <table:table-column table:style-name="Tabla29.A"/>
        <table:table-row>
          <table:table-cell table:style-name="Tabla29.A1" office:value-type="string">
            <text:p text:style-name="P98">GRANT ALL PRIVILEGES ON DATABASE "portafib" TO portafib;</text:p>
            <text:p text:style-name="P98">GRANT ALL PRIVILEGES ON SCHEMA PUBLIC TO portafib;</text:p>
          </table:table-cell>
        </table:table-row>
      </table:table>
      <text:p text:style-name="P41"/>
      <text:h text:style-name="Heading_20_3" text:outline-level="3">Importam l'estructura de taules i dades dins la BBDD</text:h>
      <text:p text:style-name="P41"/>
      <text:p text:style-name="P41"/>
      <text:p text:style-name="P41"/>
      <table:table table:name="Tabla31" table:style-name="Tabla31">
        <table:table-column table:style-name="Tabla31.A"/>
        <table:table-row table:style-name="Tabla31.1">
          <table:table-cell table:style-name="Tabla31.A1" office:value-type="string">
            <text:p text:style-name="P86"><text:span text:style-name="T4">\i $HOME/portafib/scripts/bbdd/</text:span><text:span text:style-name="T5">[x.y]</text:span><text:span text:style-name="T4">/</text:span><text:span text:style-name="T5">[sgbd]</text:span><text:span text:style-name="T4">/</text:span><text:span text:style-name="T6">portafib_</text:span><text:span text:style-name="T4">create_schema.sql</text:span></text:p>
            <text:p text:style-name="P86"><text:span text:style-name="T4">\i $HOME/portafib/scripts/bbdd/</text:span><text:span text:style-name="T5">[x.y]</text:span><text:span text:style-name="T4">/</text:span><text:span text:style-name="T5">[sgbd]</text:span><text:span text:style-name="T4">/portafib_create_data.sql</text:span></text:p>
          </table:table-cell>
        </table:table-row>
      </table:table>
      <text:p text:style-name="P41"/>
      <text:p text:style-name="P51"/>
      <table:table table:name="Taula1" table:style-name="Taula1">
        <table:table-column table:style-name="Taula1.A"/>
        <table:table-column table:style-name="Taula1.B"/>
        <table:table-row>
          <table:table-cell table:style-name="Taula1.A1" office:value-type="string">
            <text:p text:style-name="P104"><text:s/><draw:frame draw:style-name="fr4" draw:name="gráficos7" text:anchor-type="as-char" svg:width="1.339cm" svg:height="1.339cm" draw:z-index="39"><draw:image xlink:href="Pictures/10000201000000330000003367444CDA.png" xlink:type="simple" xlink:show="embed" xlink:actuate="onLoad"/></draw:frame></text:p>
          </table:table-cell>
          <table:table-cell table:style-name="Taula1.B1" office:value-type="string">
            <text:p text:style-name="P79">En l'entorn de la CAIB (Govern Balear) <text:s/>els scripts a carregar són els següents:</text:p>
            <table:table table:name="Taula2" table:style-name="Taula2">
              <table:table-column table:style-name="Taula2.A"/>
              <table:table-row>
                <table:table-cell table:style-name="Taula2.A1" office:value-type="string">
                  <text:p text:style-name="P87"><text:span text:style-name="T9">\i $HOME/portafib/scripts/bbdd/</text:span><text:span text:style-name="T10">[x.y]</text:span><text:span text:style-name="T9">/</text:span><text:span text:style-name="T10">[sgbd]</text:span><text:span text:style-name="T9">/</text:span><text:span text:style-name="T11">portafib_</text:span><text:span text:style-name="T9">create_schema_caib.sql</text:span></text:p>
                  <text:p text:style-name="P88"><text:span text:style-name="T9">\i $HOME/portafib/scripts/bbdd/</text:span><text:span text:style-name="T10">[x.y]</text:span><text:span text:style-name="T9">/</text:span><text:span text:style-name="T10">[sgbd]</text:span><text:span text:style-name="T9">/portafib_create_data.sql</text:span></text:p>
                  <text:p text:style-name="P88"><text:span text:style-name="T9">\i $HOME/portafib/scripts/bbdd/</text:span><text:span text:style-name="T10">[x.y]</text:span><text:span text:style-name="T9">/portafib_create_data_caib.sql</text:span><text:span text:style-name="T9"><text:note text:id="ftn6" text:note-class="footnote"><text:note-citation>6</text:note-citation><text:note-body><text:p text:style-name="P80"><text:s text:c="2"/>portafib_create_data_caib.sql: incorpora els tipus de documents del Portafirmas de la CAIB</text:p></text:note-body></text:note></text:span></text:p>
                  <text:p text:style-name="P88"><text:span text:style-name="T9">\i $HOME/portafib/scripts/bbdd/</text:span><text:span text:style-name="T10">[x.y]</text:span><text:span text:style-name="T9">/oracle/portafib_carrecs_caib.sql</text:span><text:span text:style-name="T9"><text:note text:id="ftn7" text:note-class="footnote"><text:note-citation>7</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79"/>
            <text:p text:style-name="P79">Important: Abans d'executar el fitxer portafib_carrecs_caib.sql aquest s'ha d'editar per configurar la IP del servidor de PortaFIB.</text:p>
          </table:table-cell>
        </table:table-row>
      </table:table>
      <text:p text:style-name="P51"/>
      <text:p text:style-name="P41"/>
      <text:p text:style-name="P44"><text:tab/>On <text:span text:style-name="T16">[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1"/>
      <text:p text:style-name="P51"/>
      <text:p text:style-name="P51"><text:soft-page-break/></text:p>
      <text:h text:style-name="Heading_20_3" text:outline-level="3">Sortir</text:h>
      <text:list xml:id="list27616988" text:continue-numbering="true" text:style-name="L3">
        <text:list-header>
          <text:p text:style-name="P115"/>
        </text:list-header>
      </text:list>
      <table:table table:name="Tabla32" table:style-name="Tabla32">
        <table:table-column table:style-name="Tabla32.A"/>
        <table:table-row>
          <table:table-cell table:style-name="Tabla32.A1" office:value-type="string">
            <text:p text:style-name="P97">\q</text:p>
          </table:table-cell>
        </table:table-row>
      </table:table>
      <text:list xml:id="list27622388" text:continue-numbering="true" text:style-name="L3">
        <text:list-item>
          <text:list>
            <text:list-header>
              <text:p text:style-name="P115"/>
            </text:list-header>
          </text:list>
        </text:list-item>
      </text:list>
      <text:p text:style-name="P40"/>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4330537418232001475" text:style-name="L13">
        <text:list-item>
          <text:list>
            <text:list-item>
              <text:list>
                <text:list-item>
                  <text:p text:style-name="P137">Nom de bbdd: seycon</text:p>
                </text:list-item>
                <text:list-item>
                  <text:p text:style-name="P137">Usuari: <text:s/>seycon</text:p>
                </text:list-item>
                <text:list-item>
                  <text:p text:style-name="P137">Contrasenya: seycon</text:p>
                </text:list-item>
                <text:list-item>
                  <text:p text:style-name="P137">Script de creació de bbdd: $HOME/portafib/scripts/development/seycon.sql</text:p>
                </text:list-item>
                <text:list-item>
                  <text:p text:style-name="P137">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59"/>
      <text:p text:style-name="P59"><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0"/>
      <text:h text:style-name="Heading_20_3" text:outline-level="3">SVN CheckOut</text:h>
      <text:list xml:id="list2959505107721499594" text:style-name="L14">
        <text:list-header>
          <text:p text:style-name="P116">Estant en el home de l'usuari fer check out d'una branca o un tag executant la següent <text:soft-page-break/>comanda:</text:p>
        </text:list-header>
      </text:list>
      <text:p text:style-name="P40">BRANCA</text:p>
      <table:table table:name="Tabla23" table:style-name="Tabla23">
        <table:table-column table:style-name="Tabla23.A"/>
        <table:table-row>
          <table:table-cell table:style-name="Tabla23.A1" office:value-type="string">
            <text:p text:style-name="P50">$svn co <text:span text:style-name="T18">http://subversion.ibit.org/portafib/portafib-core/branches/portafib-x.y</text:span></text:p>
          </table:table-cell>
        </table:table-row>
      </table:table>
      <text:p text:style-name="P40"/>
      <text:p text:style-name="P40">BRANCA</text:p>
      <table:table table:name="Taula7" table:style-name="Taula7">
        <table:table-column table:style-name="Taula7.A"/>
        <table:table-row>
          <table:table-cell table:style-name="Taula7.A1" office:value-type="string">
            <text:p text:style-name="P50">$svn co <text:span text:style-name="T18">http://subversion.ibit.org/portafib/portafib-core/tags/portafib-x.y.z/</text:span></text:p>
          </table:table-cell>
        </table:table-row>
      </table:table>
      <text:p text:style-name="P40"/>
      <text:p text:style-name="P40"/>
      <text:h text:style-name="Heading_20_3" text:outline-level="3">Llibreries sense repositori a Internet</text:h>
      <text:list xml:id="list27597157" text:continue-numbering="true" text:style-name="L14">
        <text:list-header>
          <text:p text:style-name="P116">Anar a $HOME/portafib/lib i executar les següents comandes:</text:p>
        </text:list-header>
      </text:list>
      <text:p text:style-name="P40"/>
      <table:table table:name="Tabla35" table:style-name="Tabla35">
        <table:table-column table:style-name="Tabla35.A"/>
        <table:table-row>
          <table:table-cell table:style-name="Tabla35.A1" office:value-type="string">
            <text:p text:style-name="P54"><text:s text:c="3"/>$ install_ibkeyapi_jar.sh </text:p>
            <text:p text:style-name="P54"><text:s text:c="3"/>$ install_afirma_miniapplet_jar.sh</text:p>
            <text:p text:style-name="P54"><text:s text:c="3"/>$ install_axis_jaxrpc_jar.sh</text:p>
          </table:table-cell>
        </table:table-row>
      </table:table>
      <text:p text:style-name="P40"/>
      <text:p text:style-name="P43"><text:tab/>Aquestes comandes serveixen per ficar dins del repositori MAVEN llibreries que no es poden descarregar de cap repositori d'Internet. Nota: trobareu també els fitxers .bat si feis feina amb Windows.</text:p>
      <text:p text:style-name="P40"/>
      <text:h text:style-name="Heading_20_3" text:outline-level="3">Firma del jar l'Applet o Applet firmat per defecte</text:h>
      <text:p text:style-name="P40"/>
      <text:p text:style-name="P40"><text:tab/>Applet del PortaFIB requereix que estigui firmat. A partir de la versió de java 1.7.0_45 requereix que aquesta firma estigui dins el repositori de d'entitats en que java confia. En cas contrari no executa l'applet.</text:p>
      <text:p text:style-name="P40"><text:tab/>La forma més senzilla es emprar l'applet ja firmat ubicat dins el directori $HOME/portafib/lib, que s'explica en el punt </text:p>
      <text:p text:style-name="P40"/>
      <text:p text:style-name="P40"/>
      <text:h text:style-name="Heading_20_4" text:outline-level="4">Utilitzar Applet ja Firmat</text:h>
      <text:p text:style-name="P40"/>
      <text:list xml:id="list27619546" text:continue-numbering="true" text:style-name="L14">
        <text:list-header>
          <text:p text:style-name="P116">Anar a $HOME/portafib/lib i executar la següent comanda:</text:p>
        </text:list-header>
      </text:list>
      <text:p text:style-name="P40"/>
      <table:table table:name="Tabla15" table:style-name="Tabla15">
        <table:table-column table:style-name="Tabla15.A"/>
        <table:table-row>
          <table:table-cell table:style-name="Tabla15.A1" office:value-type="string">
            <text:p text:style-name="P54"><text:s text:c="3"/>$ install_portafib_applet_signed_jar.sh</text:p>
          </table:table-cell>
        </table:table-row>
      </table:table>
      <text:p text:style-name="P40"/>
      <text:p text:style-name="P43"><text:tab/>Aquesta comanda serveix per ficar dins del repositori MAVEN l'applet signat per a que sigui utilitzat en la resta del codi del PortaFIB. Nota: trobareu també el fitxer .bat si feis feina amb windows.</text:p>
      <text:p text:style-name="P40"/>
      <text:p text:style-name="P40"/>
      <text:h text:style-name="Heading_20_4" text:outline-level="4">Compilar i Firmar l'Applet </text:h>
      <text:p text:style-name="P40"/>
      <text:p text:style-name="P40"><text:soft-page-break/><text:tab/>En cas que volguem desenvolupar l'applet llavors requerin de dues passes: primera, definir el certificar amb el que es firmarà l'applet i segona indicar a maven que volem compilar l'applet (utilitzar el paràmetre -Papplet).</text:p>
      <text:p text:style-name="P40"/>
      <text:p text:style-name="P40"><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0"/>
      <text:p text:style-name="P40"><text:tab/>Teniu un exemple de keystore amb un certificat de firma dins el directori $HOME/portafib/scripts/certificats/afirma.keystore executar la següent comanda:</text:p>
      <text:p text:style-name="P40"/>
      <table:table table:name="Tabla19" table:style-name="Tabla19">
        <table:table-column table:style-name="Tabla19.A"/>
        <table:table-row>
          <table:table-cell table:style-name="Tabla19.A1" office:value-type="string">
            <text:p text:style-name="Table_20_Contents"><text:s/><text:span text:style-name="T7"><text:s/>$ cp $HOME/portafib/scripts/certificats/afirma.keystore $HOME/portafib</text:span></text:p>
          </table:table-cell>
        </table:table-row>
      </table:table>
      <text:p text:style-name="P40"/>
      <text:p text:style-name="P40"><text:tab/>El certificat contingut en aquest keystore és de proves, per lo que si alguna entitat vol utilitzar un certificat reconegut per firmat l'applet llavors no hi ha cap problema, només ha de seguir les instruccions abans descrites.</text:p>
      <text:p text:style-name="P40"/>
      <text:h text:style-name="Heading_20_3" text:outline-level="3">Compilació</text:h>
      <text:p text:style-name="P43"><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6830169580494021621" text:style-name="L15">
        <text:list-item>
          <text:list>
            <text:list-item>
              <text:p text:style-name="P111">-Pdesenvolupament: s'utilitza en desenvolupament i el que fa es carregar els plugins dins el propi ear de PortaFIB</text:p>
            </text:list-item>
            <text:list-item>
              <text:p text:style-name="P111">-Pproduccio: s'utilitza en producció i separa el codi de PortaFIB en un ear i els plugins en un altra ear.</text:p>
            </text:list-item>
          </text:list>
        </text:list-item>
      </text:list>
      <text:p text:style-name="P40"/>
      <text:p text:style-name="P4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40"/>
      <text:p text:style-name="P40"/>
      <text:p text:style-name="P43"><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0"/>
      <text:p text:style-name="P40"/>
      <table:table table:name="Tabla21" table:style-name="Tabla21">
        <table:table-column table:style-name="Tabla21.A"/>
        <table:table-column table:style-name="Tabla21.B"/>
        <text:soft-page-break/>
        <table:table-row table:style-name="Tabla21.1">
          <table:table-cell table:style-name="Tabla21.A1" office:value-type="string">
            <text:p text:style-name="P48">Paràmetre</text:p>
          </table:table-cell>
          <table:table-cell table:style-name="Tabla21.B1" office:value-type="string">
            <text:p text:style-name="P48">Descripció</text:p>
          </table:table-cell>
        </table:table-row>
        <table:table-row table:style-name="Tabla21.1">
          <table:table-cell table:style-name="Tabla21.A2" office:value-type="string">
            <text:p text:style-name="P40">clean</text:p>
          </table:table-cell>
          <table:table-cell table:style-name="Tabla21.B2" office:value-type="string">
            <text:p text:style-name="P40">Neteja el projecte abans de recompilar</text:p>
          </table:table-cell>
        </table:table-row>
        <table:table-row table:style-name="Tabla21.1">
          <table:table-cell table:style-name="Tabla21.A2" office:value-type="string">
            <text:p text:style-name="P40">-Psqlgen</text:p>
          </table:table-cell>
          <table:table-cell table:style-name="Tabla21.B2" office:value-type="string">
            <text:p text:style-name="P40">Genera scripts SQL dins /scripts/sqlgenerator. Més informació a /scripts/sqlgenerator/readme.txt</text:p>
          </table:table-cell>
        </table:table-row>
        <table:table-row table:style-name="Tabla21.1">
          <table:table-cell table:style-name="Tabla21.A2" office:value-type="string">
            <text:p text:style-name="P40">-Papplet</text:p>
          </table:table-cell>
          <table:table-cell table:style-name="Tabla21.B2" office:value-type="string">
            <text:p text:style-name="P40">Compila l'applet i el firma amb el afirma.keystore. Sinó s'ha d'executar install_portafib_applet_signed_jar.sh/bat</text:p>
          </table:table-cell>
        </table:table-row>
        <table:table-row table:style-name="Tabla21.1">
          <table:table-cell table:style-name="Tabla21.A2" office:value-type="string">
            <text:p text:style-name="P40">-Pclientcert <text:s text:c="5"/></text:p>
          </table:table-cell>
          <table:table-cell table:style-name="Tabla21.B2" office:value-type="string">
            <text:p text:style-name="P40">Si volem un segon context web amb autenticació CLIENT-CERT (context a /portafibs)</text:p>
          </table:table-cell>
        </table:table-row>
        <table:table-row table:style-name="Tabla21.1">
          <table:table-cell table:style-name="Tabla21.A2" office:value-type="string">
            <text:p text:style-name="P40">-Pws-portafirmas <text:s text:c="5"/></text:p>
          </table:table-cell>
          <table:table-cell table:style-name="Tabla21.B2" office:value-type="string">
            <text:p text:style-name="P40">WS compatible amb l'API del PortaFirmas antic de la CAIB (Context a /portafirmasws)</text:p>
          </table:table-cell>
        </table:table-row>
        <table:table-row table:style-name="Tabla21.1">
          <table:table-cell table:style-name="Tabla21.A2" office:value-type="string">
            <text:p text:style-name="P40">-Pws-portafirmas-callback-server </text:p>
          </table:table-cell>
          <table:table-cell table:style-name="Tabla21.B2" office:value-type="string">
            <text:p text:style-name="P40">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0">-Pws-portafib <text:s text:c="4"/></text:p>
          </table:table-cell>
          <table:table-cell table:style-name="Tabla21.B2" office:value-type="string">
            <text:p text:style-name="P40">WS per atacar a PortaFIB (Context /portafibws) (Exemple de cridada a ws\portafib_client)</text:p>
          </table:table-cell>
        </table:table-row>
        <table:table-row table:style-name="Tabla21.1">
          <table:table-cell table:style-name="Tabla21.A2" office:value-type="string">
            <text:p text:style-name="P40">-Pws-portafib-callback-server</text:p>
          </table:table-cell>
          <table:table-cell table:style-name="Tabla21.B2" office:value-type="string">
            <text:p text:style-name="P40">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0"/>
      <text:p text:style-name="P40"/>
      <text:p text:style-name="P43"><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2"><text:s text:c="7"/>$ mvn -Pdesenvolupament -Pclientcert -Papplet clean install</text:p>
          </table:table-cell>
        </table:table-row>
      </table:table>
      <text:p text:style-name="P40"/>
      <text:p text:style-name="P40">O emprant els scripts</text:p>
      <text:p text:style-name="P40"/>
      <table:table table:name="Tabla27" table:style-name="Tabla27">
        <table:table-column table:style-name="Tabla27.A"/>
        <table:table-row>
          <table:table-cell table:style-name="Tabla27.A1" office:value-type="string">
            <text:p text:style-name="P52"><text:s text:c="7"/>$ deploydev.sh -Pclientcert -Papplet</text:p>
          </table:table-cell>
        </table:table-row>
      </table:table>
      <text:p text:style-name="P40"/>
      <text:p text:style-name="Standard"/>
      <text:p text:style-name="P59"/>
      <text:p text:style-name="P59"/>
      <text:p text:style-name="P59"/>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0"><text:tab/><text:span text:style-name="T1">Aquest fitxers també es poden generar seguint els scripts del fitxer </text:span><text:soft-page-break/><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5097163256203748151" text:style-name="RTF_5f_Num_20_3">
        <text:list-item>
          <text:p text:style-name="P138">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38">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0"/>
      <text:h text:style-name="Heading_20_3" text:outline-level="3">Afegir certificats a keystore:</text:h>
      <table:table table:name="Tabla11" table:style-name="Tabla11">
        <table:table-column table:style-name="Tabla11.A"/>
        <table:table-row>
          <table:table-cell table:style-name="Tabla11.A1" office:value-type="string">
            <text:p text:style-name="P102">keytool -importcert <text:s/>-file CamerFirma_Root.cer -keystore jboss.keystore -storepass fundaciobit</text:p>
            <text:p text:style-name="P102">keytool -importcert <text:s/>-file CamerFirma_Root.cer -keystore jboss.truststore -storepass fundaciobit</text:p>
          </table:table-cell>
        </table:table-row>
      </table:table>
      <text:p text:style-name="P100"/>
      <text:h text:style-name="Heading_20_3" text:outline-level="3">Llistar certificats de keystore</text:h>
      <table:table table:name="Tabla1" table:style-name="Tabla1">
        <table:table-column table:style-name="Tabla1.A"/>
        <table:table-row>
          <table:table-cell table:style-name="Tabla1.A1" office:value-type="string">
            <text:p text:style-name="P101">keytool -list -keystore jboss.keystore -storepass fundaciobit</text:p>
          </table:table-cell>
        </table:table-row>
      </table:table>
      <text:p text:style-name="Text_20_body"/>
      <text:h text:style-name="Heading_20_3" text:outline-level="3">Configurar Navegadors amb Certificats de Client</text:h>
      <text:p text:style-name="P90"/>
      <text:p text:style-name="P90"><text:tab/>Amb els certificats de servidor configurats tal i com estan en els exemples es pot autenticar emprant el DNIe i si es vol utilitzar el certificat de l'usuari anadal llavors s'han de configurar els navegador d'aquesta forma:</text:p>
      <text:list xml:id="list5856526632307835564" text:style-name="RTF_5f_Num_20_4">
        <text:list-item>
          <text:p text:style-name="P139">Firefox: Per firefox anirem a l'apartat de certificats i importarem el anadal.crt</text:p>
        </text:list-item>
        <text:list-item>
          <text:p text:style-name="P139">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0"/>
      <text:h text:style-name="Heading_20_2" text:outline-level="2"><text:bookmark-start text:name="__RefNumPara__2878_1796491976"/><text:soft-page-break/>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03"/>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03"/>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06">#!/bin/bash</text:p>
            <text:p text:style-name="P106">### BEGIN INIT INFO</text:p>
            <text:p text:style-name="P10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06">set -e</text:p>
            <text:p text:style-name="P10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0"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17</meta:editing-cycles>
    <meta:editing-duration>PT11H11M25S</meta:editing-duration>
    <meta:initial-creator>Antoni Nadal</meta:initial-creator>
    <dc:date>2015-05-18T07:44:17.57</dc:date>
    <dc:creator>Antoni Nadal</dc:creator>
    <meta:document-statistic meta:table-count="70" meta:image-count="11" meta:object-count="0" meta:page-count="32" meta:paragraph-count="722" meta:word-count="6048" meta:character-count="51795"/>
    <meta:user-defined meta:name="Información 1"/>
    <meta:user-defined meta:name="Información 2"/>
    <meta:user-defined meta:name="Información 3"/>
    <meta:user-defined meta:name="Información 4"/>
  </office:meta>
</office:document-meta>
</file>